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303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1.508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3.388cm" table:align="left"/>
    </style:style>
    <style:style style:name="Table2.A" style:family="table-column">
      <style:table-column-properties style:column-width="1.402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1.508cm"/>
    </style:style>
    <style:style style:name="Table2.G" style:family="table-column">
      <style:table-column-properties style:column-width="1.482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fo:padding="0.097cm" fo:border="0.05pt solid #000000"/>
    </style:style>
    <style:style style:name="Table3" style:family="table">
      <style:table-properties style:width="7.303cm" table:align="left"/>
    </style:style>
    <style:style style:name="Table3.A" style:family="table-column">
      <style:table-column-properties style:column-width="1.402cm"/>
    </style:style>
    <style:style style:name="Table3.B" style:family="table-column">
      <style:table-column-properties style:column-width="1.588cm"/>
    </style:style>
    <style:style style:name="Table3.C" style:family="table-column">
      <style:table-column-properties style:column-width="1.508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b3ee" officeooo:paragraph-rsid="00086fa3"/>
    </style:style>
    <style:style style:name="P2" style:family="paragraph" style:parent-style-name="Standard">
      <style:text-properties fo:font-size="15pt" officeooo:rsid="0007b3ee" officeooo:paragraph-rsid="00086fa3" style:font-size-asian="15pt" style:font-size-complex="15pt"/>
    </style:style>
    <style:style style:name="P3" style:family="paragraph" style:parent-style-name="Standard">
      <style:text-properties fo:font-size="15pt" officeooo:rsid="0007b3ee" officeooo:paragraph-rsid="0017d2e3" style:font-size-asian="15pt" style:font-size-complex="15pt"/>
    </style:style>
    <style:style style:name="P4" style:family="paragraph" style:parent-style-name="Standard">
      <style:text-properties fo:font-size="15pt" officeooo:rsid="0007b3ee" officeooo:paragraph-rsid="0022057f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07b3ee" officeooo:paragraph-rsid="00086fa3" style:font-size-asian="15pt" style:font-size-complex="15pt"/>
    </style:style>
    <style:style style:name="P6" style:family="paragraph" style:parent-style-name="Standard">
      <style:text-properties fo:font-size="15pt" officeooo:rsid="00086fa3" officeooo:paragraph-rsid="00086fa3" style:font-size-asian="15pt" style:font-size-complex="15pt"/>
    </style:style>
    <style:style style:name="P7" style:family="paragraph" style:parent-style-name="Standard">
      <style:text-properties fo:font-size="15pt" officeooo:rsid="00086fa3" officeooo:paragraph-rsid="00236489" style:font-size-asian="15pt" style:font-size-complex="15pt"/>
    </style:style>
    <style:style style:name="P8" style:family="paragraph" style:parent-style-name="Standard">
      <style:text-properties fo:font-size="15pt" officeooo:rsid="000990dd" officeooo:paragraph-rsid="000990dd" style:font-size-asian="15pt" style:font-size-complex="15pt"/>
    </style:style>
    <style:style style:name="P9" style:family="paragraph" style:parent-style-name="Table_20_Contents">
      <style:text-properties fo:font-size="15pt" officeooo:rsid="0017d2e3" officeooo:paragraph-rsid="0017d2e3" style:font-size-asian="15pt" style:font-size-complex="15pt"/>
    </style:style>
    <style:style style:name="P10" style:family="paragraph" style:parent-style-name="Table_20_Contents">
      <style:text-properties fo:font-size="15pt" officeooo:rsid="001d94c6" officeooo:paragraph-rsid="001d94c6" style:font-size-asian="15pt" style:font-size-complex="15pt"/>
    </style:style>
    <style:style style:name="P11" style:family="paragraph" style:parent-style-name="Table_20_Contents">
      <style:text-properties fo:font-size="15pt" officeooo:rsid="002c5f93" officeooo:paragraph-rsid="002c5f93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086fa3" officeooo:paragraph-rsid="002138e3" style:font-size-asian="24pt" style:font-weight-asian="bold" style:font-size-complex="24pt" style:font-weight-complex="bold"/>
    </style:style>
    <style:style style:name="P13" style:family="paragraph" style:parent-style-name="Standard">
      <style:text-properties fo:font-size="18pt" fo:font-weight="bold" officeooo:rsid="00387170" officeooo:paragraph-rsid="0038717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20edf1" officeooo:paragraph-rsid="002138e3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5pt" officeooo:rsid="00086fa3" officeooo:paragraph-rsid="003cb59d" style:font-size-asian="15pt" style:font-size-complex="15pt"/>
    </style:style>
    <style:style style:name="P16" style:family="paragraph" style:parent-style-name="Standard">
      <style:text-properties fo:font-size="15pt" officeooo:rsid="004303a1" officeooo:paragraph-rsid="004303a1" style:font-size-asian="15pt" style:font-size-complex="15pt"/>
    </style:style>
    <style:style style:name="P17" style:family="paragraph" style:parent-style-name="Standard">
      <style:text-properties fo:font-size="15pt" officeooo:rsid="004b75df" officeooo:paragraph-rsid="004b75df" style:font-size-asian="15pt" style:font-size-complex="15pt"/>
    </style:style>
    <style:style style:name="P18" style:family="paragraph" style:parent-style-name="Standard">
      <style:text-properties fo:font-size="15pt" officeooo:rsid="004b75df" officeooo:paragraph-rsid="00086fa3" style:font-size-asian="15pt" style:font-size-complex="15pt"/>
    </style:style>
    <style:style style:name="P19" style:family="paragraph" style:parent-style-name="Standard" style:list-style-name="L1">
      <style:text-properties officeooo:paragraph-rsid="003cb59d"/>
    </style:style>
    <style:style style:name="P20" style:family="paragraph" style:parent-style-name="Standard" style:list-style-name="L1">
      <style:text-properties officeooo:rsid="003cb59d" officeooo:paragraph-rsid="003cb59d"/>
    </style:style>
    <style:style style:name="P21" style:family="paragraph" style:parent-style-name="Standard">
      <style:text-properties fo:font-size="18pt" fo:font-weight="bold" officeooo:rsid="00387170" officeooo:paragraph-rsid="00387170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45b5f8" officeooo:paragraph-rsid="0045b5f8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45b5f8" officeooo:paragraph-rsid="00493db3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493db3" officeooo:paragraph-rsid="00493db3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4b75df" officeooo:paragraph-rsid="004b75df" style:font-size-asian="18pt" style:font-weight-asian="bold" style:font-size-complex="18pt" style:font-weight-complex="bold"/>
    </style:style>
    <style:style style:name="T1" style:family="text">
      <style:text-properties officeooo:rsid="00086fa3"/>
    </style:style>
    <style:style style:name="T2" style:family="text">
      <style:text-properties officeooo:rsid="000b2a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6fa3" style:font-weight-asian="bold" style:font-weight-complex="bold"/>
    </style:style>
    <style:style style:name="T5" style:family="text">
      <style:text-properties fo:font-weight="bold" officeooo:rsid="000990dd" style:font-weight-asian="bold" style:font-weight-complex="bold"/>
    </style:style>
    <style:style style:name="T6" style:family="text">
      <style:text-properties officeooo:rsid="0016899f"/>
    </style:style>
    <style:style style:name="T7" style:family="text">
      <style:text-properties officeooo:rsid="002dd561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086fa3" style:font-size-asian="15pt" style:font-size-complex="15pt"/>
    </style:style>
    <style:style style:name="T10" style:family="text">
      <style:text-properties fo:font-size="15pt" officeooo:rsid="00300a0a" style:font-size-asian="15pt" style:font-size-complex="15pt"/>
    </style:style>
    <style:style style:name="T11" style:family="text">
      <style:text-properties officeooo:rsid="00493db3"/>
    </style:style>
    <style:style style:name="T12" style:family="text">
      <style:text-properties officeooo:rsid="004b75d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ind Max in Journey </text:p>
      <text:p text:style-name="P14">(Kickoff Coding PHP, August, 2021)</text:p>
      <text:p text:style-name="P1"/>
      <text:p text:style-name="P5">You are given three integers as an input x, y, <text:span text:style-name="T1">z</text:span>. <text:span text:style-name="T1">You have to start a journey from the max </text:span><text:span text:style-name="T2">of </text:span><text:span text:style-name="T1">(x, y) and stop at min </text:span><text:span text:style-name="T2">of </text:span><text:span text:style-name="T1">(x, y) by taking maximum z steps. During this journey you have to find maximum value which we can get out of it.</text:span></text:p>
      <text:p text:style-name="P1"/>
      <text:p text:style-name="P15"><text:span text:style-name="T3">Note</text:span>: </text:p>
      <text:list xml:id="list2706815181" text:style-name="L1">
        <text:list-item>
          <text:p text:style-name="P19"><text:span text:style-name="T9">x, y, z &gt;= 1</text:span></text:p>
        </text:list-item>
        <text:list-item>
          <text:p text:style-name="P19"><text:span text:style-name="T10">Each step of journey can be incremented by 1 or decremented by 1 only.</text:span></text:p>
        </text:list-item>
        <text:list-item>
          <text:p text:style-name="P20"><text:span text:style-name="T10">W</text:span><text:span text:style-name="T8">e must start from max of (x, y) and stop at min of (x, y).</text:span></text:p>
        </text:list-item>
        <text:list-item>
          <text:p text:style-name="P20"><text:span text:style-name="T8">We can take max z steps, But it is not mandatory to cover all the step to reach to min of (x, y) from max of (x, y).</text:span></text:p>
        </text:list-item>
      </text:list>
      <text:p text:style-name="P6"/>
      <text:p text:style-name="P2"/>
      <text:p text:style-name="P2"><text:span text:style-name="T4">Test case</text:span><text:span text:style-name="T1">: 6 6 </text:span><text:span text:style-name="T7">4</text:span></text:p>
      <text:p text:style-name="P3"><text:span text:style-name="T4">Output</text:span><text:span text:style-name="T1">: <text:s text:c="3"/></text:span><text:span text:style-name="T6">8</text:span></text:p>
      <text:p text:style-name="P3"/>
      <text:p text:style-name="P4"><text:span text:style-name="T4">Test case</text:span><text:span text:style-name="T1">: 6 6 </text:span><text:span text:style-name="T7">5</text:span></text:p>
      <text:p text:style-name="P4"><text:span text:style-name="T4">Output</text:span><text:span text:style-name="T1">: <text:s text:c="3"/></text:span><text:span text:style-name="T6">8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row table:style-name="TableLine2348340344048">
          <table:table-cell table:style-name="Table1.A1" office:value-type="string">
            <text:p text:style-name="P9">6</text:p>
          </table:table-cell>
          <table:table-cell table:style-name="Table1.B1" office:value-type="string">
            <text:p text:style-name="P9">7</text:p>
          </table:table-cell>
          <table:table-cell table:style-name="Table1.C1" office:value-type="string">
            <text:p text:style-name="P9">8</text:p>
          </table:table-cell>
          <table:table-cell table:style-name="Table1.B1" office:value-type="string">
            <text:p text:style-name="P11">7</text:p>
          </table:table-cell>
          <table:table-cell table:style-name="Table1.E1" office:value-type="string">
            <text:p text:style-name="P11">6</text:p>
          </table:table-cell>
        </table:table-row>
      </table:table>
      <text:p text:style-name="P17"/>
      <text:p text:style-name="P2"/>
      <text:p text:style-name="P2"><text:span text:style-name="T4">Test case</text:span><text:span text:style-name="T1">: 6 4 8</text:span></text:p>
      <text:p text:style-name="P2"><text:span text:style-name="T4">Output</text:span><text:span text:style-name="T1">: <text:s text:c="3"/>9 </text:span></text:p>
      <text:p text:style-name="P2"/>
      <text:p text:style-name="P7"><text:span text:style-name="T3">Test </text:span><text:span text:style-name="T5">c</text:span><text:span text:style-name="T3">ase</text:span>: 4 6 8</text:p>
      <text:p text:style-name="P7"><text:span text:style-name="T3">Output</text:span>: <text:s text:c="3"/>9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C"/>
        <table:table-column table:style-name="Table2.G"/>
        <table:table-column table:style-name="Table2.C"/>
        <table:table-column table:style-name="Table2.B"/>
        <table:table-row table:style-name="TableLine2348340340512">
          <table:table-cell table:style-name="Table2.A1" office:value-type="string">
            <text:p text:style-name="P9">6</text:p>
          </table:table-cell>
          <table:table-cell table:style-name="Table2.B1" office:value-type="string">
            <text:p text:style-name="P9">7</text:p>
          </table:table-cell>
          <table:table-cell table:style-name="Table2.B1" office:value-type="string">
            <text:p text:style-name="P9">8</text:p>
          </table:table-cell>
          <table:table-cell table:style-name="Table2.D1" office:value-type="string">
            <text:p text:style-name="P9">9</text:p>
          </table:table-cell>
          <table:table-cell table:style-name="Table2.B1" office:value-type="string">
            <text:p text:style-name="P9">8</text:p>
          </table:table-cell>
          <table:table-cell table:style-name="Table2.B1" office:value-type="string">
            <text:p text:style-name="P9">7</text:p>
          </table:table-cell>
          <table:table-cell table:style-name="Table2.B1" office:value-type="string">
            <text:p text:style-name="P9">6</text:p>
          </table:table-cell>
          <table:table-cell table:style-name="Table2.B1" office:value-type="string">
            <text:p text:style-name="P9">5</text:p>
          </table:table-cell>
          <table:table-cell table:style-name="Table2.I1" office:value-type="string">
            <text:p text:style-name="P9">4</text:p>
          </table:table-cell>
        </table:table-row>
      </table:table>
      <text:p text:style-name="P18"/>
      <text:p text:style-name="P6"/>
      <text:p text:style-name="P8"><text:span text:style-name="T3">Test case</text:span>: 6 4 5</text:p>
      <text:p text:style-name="P8"><text:span text:style-name="T3">Output</text:span>: <text:s text:c="3"/>7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 table:number-columns-repeated="2"/>
        <table:table-row table:style-name="TableLine2348340338880">
          <table:table-cell table:style-name="Table3.A1" office:value-type="string">
            <text:p text:style-name="P10">6</text:p>
          </table:table-cell>
          <table:table-cell table:style-name="Table3.B1" office:value-type="string">
            <text:p text:style-name="P10">7</text:p>
          </table:table-cell>
          <table:table-cell table:style-name="Table3.C1" office:value-type="string">
            <text:p text:style-name="P10">6</text:p>
          </table:table-cell>
          <table:table-cell table:style-name="Table3.D1" office:value-type="string">
            <text:p text:style-name="P10">5</text:p>
          </table:table-cell>
          <table:table-cell table:style-name="Table3.E1" office:value-type="string">
            <text:p text:style-name="P10">4</text:p>
          </table:table-cell>
        </table:table-row>
      </table:table>
      <text:p text:style-name="P16"/>
      <text:p text:style-name="P13"/>
      <text:p text:style-name="P13"><text:soft-page-break/>SOLUTION</text:p>
      <text:p text:style-name="P13"/>
      <text:p text:style-name="P13">X <text:span text:style-name="T11">==</text:span> Y:</text:p>
      <text:p text:style-name="P23">- (x, y, z) = (6, 6, 5)</text:p>
      <text:p text:style-name="P25">op = x + floor(z/2)</text:p>
      <text:p text:style-name="P25"><text:s/>= 6 + floor(5/2)</text:p>
      <text:p text:style-name="P25"><text:s/>= 6 + 2</text:p>
      <text:p text:style-name="P25"><text:s/>= 8</text:p>
      <text:p text:style-name="P22"/>
      <text:p text:style-name="P13"/>
      <text:p text:style-name="P13">X &gt; <text:span text:style-name="T11">Y:</text:span></text:p>
      <text:p text:style-name="P23">- (x, y, z) = (6, <text:span text:style-name="T11">4</text:span>, <text:span text:style-name="T11">8</text:span>)</text:p>
      <text:p text:style-name="P25">op = x + floor((z – (x-y)) / 2)</text:p>
      <text:p text:style-name="P13"><text:s/><text:span text:style-name="T12">= 9</text:span></text:p>
      <text:p text:style-name="P13"/>
      <text:p text:style-name="P24">X &lt; Y:</text:p>
      <text:p text:style-name="P24"><text:s/>- Swap values and then use same formula as in X &gt; 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8T14:28:23.867000000</dc:date>
    <meta:editing-duration>PT4H5M39S</meta:editing-duration>
    <meta:editing-cycles>42</meta:editing-cycles>
    <meta:generator>LibreOffice/7.2.0.4$Windows_X86_64 LibreOffice_project/9a9c6381e3f7a62afc1329bd359cc48accb6435b</meta:generator>
    <meta:document-statistic meta:table-count="3" meta:image-count="0" meta:object-count="0" meta:page-count="2" meta:paragraph-count="50" meta:word-count="245" meta:character-count="921" meta:non-whitespace-character-count="706"/>
  </office:meta>
</office:document-meta>
</file>